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Baskerville Old Face" svg:font-family="'Baskerville Old Face'"/>
    <style:font-face style:name="OpenSymbol" svg:font-family="OpenSymbol"/>
    <style:font-face style:name="arial" svg:font-family="arial, sans-serif"/>
    <style:font-face style:name="Lucida Sans1" svg:font-family="'Lucida Sans'" style:font-family-generic="swiss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Light SemiConde" svg:font-family="'Bahnschrift SemiLight SemiConde'" style:font-family-generic="swiss" style:font-pitch="variable"/>
    <style:font-face style:name="Copperplate Gothic Light" svg:font-family="'Copperplate Gothic Light'" style:font-family-generic="swiss" style:font-pitch="variable"/>
    <style:font-face style:name="Gill Sans MT" svg:font-family="'Gill Sans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Palatino Linotype" fo:font-size="20pt" style:text-underline-style="none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text-properties style:font-name="Gill Sans MT" fo:font-size="20pt" style:text-underline-style="none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text-properties style:font-name="Gill Sans MT" fo:font-size="18pt" style:text-underline-style="none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text-properties style:font-name="Gill Sans MT" fo:font-size="16pt" style:text-underline-style="none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text-properties style:font-name="Gill Sans MT" fo:font-size="16pt" style:font-size-asian="16pt" style:font-size-complex="16pt"/>
    </style:style>
    <style:style style:name="P8" style:family="paragraph" style:parent-style-name="Standard">
      <style:text-properties style:font-name="Gill Sans MT" fo:font-size="15pt" style:font-size-asian="15pt" style:font-size-complex="15pt"/>
    </style:style>
    <style:style style:name="P9" style:family="paragraph" style:parent-style-name="Standard">
      <style:text-properties style:font-name="Gill Sans MT" fo:font-size="15pt" style:text-underline-style="none" fo:font-weight="normal" style:font-size-asian="15pt" style:font-weight-asian="normal" style:font-size-complex="15pt" style:font-weight-complex="normal"/>
    </style:style>
    <style:style style:name="P10" style:family="paragraph" style:parent-style-name="Standard" style:list-style-name="L1">
      <style:text-properties style:font-name="Palatino Linotype" fo:font-size="20pt" style:text-underline-style="none" fo:font-weight="normal" style:font-size-asian="20pt" style:font-weight-asian="normal" style:font-size-complex="20pt" style:font-weight-complex="normal"/>
    </style:style>
    <style:style style:name="P11" style:family="paragraph" style:parent-style-name="Standard">
      <style:text-properties style:font-name="Gill Sans MT" fo:font-size="20pt" style:text-underline-style="none" fo:font-weight="normal" style:font-size-asian="20pt" style:font-weight-asian="normal" style:font-size-complex="20pt" style:font-weight-complex="normal"/>
    </style:style>
    <style:style style:name="P12" style:family="paragraph" style:parent-style-name="Standard" style:list-style-name="L2">
      <style:text-properties style:font-name="Gill Sans MT" fo:font-size="20pt" style:text-underline-style="none" fo:font-weight="normal" style:font-size-asian="20pt" style:font-weight-asian="normal" style:font-size-complex="20pt" style:font-weight-complex="normal"/>
    </style:style>
    <style:style style:name="P13" style:family="paragraph" style:parent-style-name="Standard" style:list-style-name="L3">
      <style:text-properties style:font-name="Gill Sans MT" fo:font-size="18pt" style:text-underline-style="none" fo:font-weight="normal" style:font-size-asian="18pt" style:font-weight-asian="normal" style:font-size-complex="18pt" style:font-weight-complex="normal"/>
    </style:style>
    <style:style style:name="P14" style:family="paragraph" style:parent-style-name="Standard">
      <style:text-properties style:font-name="Gill Sans MT" fo:font-size="16pt" style:text-underline-style="none" fo:font-weight="normal" style:font-size-asian="16pt" style:font-weight-asian="normal" style:font-size-complex="16pt" style:font-weight-complex="normal"/>
    </style:style>
    <style:style style:name="P15" style:family="paragraph" style:parent-style-name="Standard" style:list-style-name="L4">
      <style:text-properties style:font-name="Gill Sans MT" fo:font-size="16pt" style:text-underline-style="none" fo:font-weight="normal" style:font-size-asian="16pt" style:font-weight-asian="normal" style:font-size-complex="16pt" style:font-weight-complex="normal"/>
    </style:style>
    <style:style style:name="P16" style:family="paragraph" style:parent-style-name="Standard" style:list-style-name="L5">
      <style:text-properties style:font-name="Gill Sans MT" fo:font-size="16pt" style:text-underline-style="none" fo:font-weight="normal" style:font-size-asian="16pt" style:font-weight-asian="normal" style:font-size-complex="16pt" style:font-weight-complex="normal"/>
    </style:style>
    <style:style style:name="P17" style:family="paragraph" style:parent-style-name="Standard">
      <style:text-properties style:font-name="Copperplate Gothic Light" fo:font-size="18pt" style:text-underline-style="none" fo:font-weight="normal" style:font-size-asian="18pt" style:font-weight-asian="normal" style:font-size-complex="18pt" style:font-weight-complex="normal"/>
    </style:style>
    <style:style style:name="P18" style:family="paragraph" style:parent-style-name="Standard">
      <style:text-properties style:font-name="Copperplate Gothic Light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" style:family="text">
      <style:text-properties style:font-name="Gill Sans MT"/>
    </style:style>
    <style:style style:name="T2" style:family="text">
      <style:text-properties style:font-name="Gill Sans MT" fo:font-size="16pt" style:font-size-asian="16pt" style:font-size-complex="16pt"/>
    </style:style>
    <style:style style:name="T3" style:family="text">
      <style:text-properties style:font-name="Gill Sans MT" fo:font-size="16pt" style:text-underline-style="none" fo:font-weight="normal" style:font-size-asian="16pt" style:font-weight-asian="normal" style:font-size-complex="16pt" style:font-weight-complex="normal"/>
    </style:style>
    <style:style style:name="T4" style:family="text">
      <style:text-properties style:font-name="Gill Sans MT" fo:font-size="20pt" style:text-underline-style="none" fo:font-weight="normal" style:font-size-asian="20pt" style:font-weight-asian="normal" style:font-size-complex="20pt" style:font-weight-complex="normal"/>
    </style:style>
    <style:style style:name="T5" style:family="text">
      <style:text-properties style:font-name="Gill Sans MT" fo:font-size="15pt" style:font-size-asian="15pt" style:font-size-complex="15pt"/>
    </style:style>
    <style:style style:name="T6" style:family="text">
      <style:text-properties style:font-name="Bahnschrift SemiLight SemiConde"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Symbol" fo:font-size="16pt" style:text-underline-style="solid" style:text-underline-width="auto" style:text-underline-color="font-color" fo:font-weight="bold" style:font-size-asian="16pt" style:font-size-complex="16pt"/>
    </style:style>
    <style:style style:name="T9" style:family="text">
      <style:text-properties style:font-name="Baskerville Old Face" fo:font-size="16pt" style:font-size-asian="16pt" style:font-size-complex="16pt"/>
    </style:style>
    <style:style style:name="T10" style:family="text">
      <style:text-properties style:font-name="Baskerville Old Face" fo:font-size="16pt" style:text-underline-style="solid" style:text-underline-width="auto" style:text-underline-color="font-color" fo:font-weight="bold" style:font-size-asian="16pt" style:font-size-complex="16pt"/>
    </style:style>
    <style:style style:name="T11" style:family="text">
      <style:text-properties style:font-name="Baskerville Old Face" fo:font-size="16pt" style:text-underline-style="solid" style:text-underline-width="auto" style:text-underline-color="font-color" style:font-size-asian="16pt" style:font-size-complex="16pt"/>
    </style:style>
    <style:style style:name="T12" style:family="text">
      <style:text-properties style:font-name="Baskerville Old Face" fo:font-size="15pt" style:font-size-asian="15pt" style:font-size-complex="15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Copperplate Gothic Light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style:font-name="Copperplate Gothic Light" fo:font-size="18pt" style:text-underline-style="solid" style:text-underline-width="auto" style:text-underline-color="font-color" style:font-size-asian="18pt" style:font-size-complex="18pt"/>
    </style:style>
    <style:style style:name="T16" style:family="text">
      <style:text-properties fo:font-variant="normal" fo:text-transform="none" fo:color="#202124" style:font-name="Gill Sans MT" fo:font-size="16pt" fo:letter-spacing="normal" fo:font-style="normal" style:text-underline-style="none" fo:font-weight="normal" style:font-size-asian="16pt" style:font-weight-asian="normal" style:font-size-complex="16pt" style:font-weight-complex="normal"/>
    </style:style>
    <style:style style:name="T17" style:family="text">
      <style:text-properties fo:font-variant="normal" fo:text-transform="none" fo:color="#202124" style:font-name="Gill Sans MT" fo:font-size="16pt" fo:letter-spacing="normal" fo:font-style="normal" style:text-underline-style="none" fo:font-weight="bold" style:font-size-asian="16pt" style:font-weight-asian="normal" style:font-size-complex="16pt" style:font-weight-complex="normal"/>
    </style:style>
    <style:style style:name="T18" style:family="text">
      <style:text-properties fo:font-size="20pt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Documentation:</text:p>
      <text:p text:style-name="P1"/>
      <text:p text:style-name="P2">Index-</text:p>
      <text:p text:style-name="P2"/>
      <text:list xml:id="list4043665184567708170" text:style-name="L1">
        <text:list-item>
          <text:p text:style-name="P10">Project Name:</text:p>
        </text:list-item>
        <text:list-item>
          <text:p text:style-name="P10">Work Process:</text:p>
        </text:list-item>
        <text:list-item>
          <text:p text:style-name="P10">Scope &amp; Purpose:</text:p>
        </text:list-item>
        <text:list-item>
          <text:p text:style-name="P10">Existing System:</text:p>
        </text:list-item>
        <text:list-item>
          <text:p text:style-name="P10">Proposed System:</text:p>
        </text:list-item>
        <text:list-item>
          <text:p text:style-name="P10">Project Analysis:</text:p>
        </text:list-item>
        <text:list-item>
          <text:p text:style-name="P10">Software Requirement Specification:</text:p>
        </text:list-item>
        <text:list-item>
          <text:p text:style-name="P10">Front End Technology Used:</text:p>
        </text:list-item>
        <text:list-item>
          <text:p text:style-name="P10">Financial Cost:</text:p>
        </text:list-item>
      </text:list>
      <text:p text:style-name="P3"><text:s text:c="3"/>10.Future Scope &amp; Conclusion:</text:p>
      <text:list xml:id="list6880066394095661710" text:style-name="L2">
        <text:list-item>
          <text:list>
            <text:list-item>
              <text:list>
                <text:list-header>
                  <text:p text:style-name="P12"/>
                  <text:p text:style-name="P12"/>
                </text:list-header>
              </text:list>
            </text:list-item>
          </text:list>
        </text:list-item>
      </text:list>
      <text:p text:style-name="P4"><text:tab/>1.Project Name:</text:p>
      <text:p text:style-name="P4"/>
      <text:p text:style-name="P3"><text:span text:style-name="T1"><text:tab/><text:tab/></text:span><text:span text:style-name="T6">#Cryptography Application</text:span></text:p>
      <text:p text:style-name="P4"/>
      <text:p text:style-name="P4"/>
      <text:p text:style-name="P4"><text:tab/>2.Work Process:</text:p>
      <text:p text:style-name="P4"/>
      <text:list xml:id="list9193803955284244814" text:style-name="L3">
        <text:list-item>
          <text:p text:style-name="P13">In this project “Cryptography app” user get into the </text:p>
        </text:list-item>
      </text:list>
      <text:p text:style-name="P5"><text:tab/><text:tab/>application and having the option to get Encrypt or</text:p>
      <text:p text:style-name="P5"><text:tab/><text:tab/>Decrypt , by this user enters their confidental <text:tab/><text:tab/><text:tab/><text:tab/>passwords or passcode and gets their decrypt </text:p>
      <text:p text:style-name="P5"><text:tab/><text:tab/>form of value(in binary format), after that it can </text:p>
      <text:p text:style-name="P5"><text:tab/><text:tab/>be copied by Copy button and used furthur.</text:p>
      <text:p text:style-name="P4"/>
      <text:p text:style-name="P4"><text:soft-page-break/></text:p>
      <text:p text:style-name="P4"/>
      <text:p text:style-name="P4"><text:tab/>3.Scope&amp; Purpose:</text:p>
      <text:p text:style-name="P4"/>
      <text:p text:style-name="P3"><text:span text:style-name="T1"><text:tab/></text:span><text:span text:style-name="T2">1. <text:s/>All user are reliable to use this application.</text:span></text:p>
      <text:p text:style-name="P6"><text:tab/></text:p>
      <text:p text:style-name="P6"><text:tab/>2. User can easily able to encrypt the any alpha-numeric and special <text:tab/> <text:s text:c="3"/>characters <text:s/>to get the binary encrypted code.</text:p>
      <text:p text:style-name="P4"><text:tab/></text:p>
      <text:p text:style-name="P6"><text:tab/>3. Encryption is the foundation of such security measures as digital <text:tab/> <text:s text:c="2"/>signatures, digital certificates, and the public key infrastructure that <text:s text:c="4"/><text:tab/> <text:s text:c="2"/>uses these technologies to make computer transactions more <text:tab/> <text:s/><text:tab/> <text:s text:c="2"/>secure.</text:p>
      <text:p text:style-name="P6"/>
      <text:p text:style-name="P6"><text:s text:c="5"/><text:tab/>4. Similarly , in decryption section user can give their binary format </text:p>
      <text:p text:style-name="P6"><text:tab/> <text:s text:c="2"/>to get the decrypted value.</text:p>
      <text:p text:style-name="P6"/>
      <text:p text:style-name="P6"><text:tab/>5. This can be used in security measures, such as implementation of a <text:tab/> <text:s text:c="2"/>firewall and use of access permissions, attempt to keep intruders <text:tab/> <text:s text:c="3"/>out of the network or computer altogether.</text:p>
      <text:p text:style-name="P6"><text:tab/></text:p>
      <text:p text:style-name="P6"><text:tab/>6. Computer-based encryption techniques use keys to encrypt and <text:tab/> <text:s text:c="2"/>decrypt data.</text:p>
      <text:p text:style-name="P4"/>
      <text:p text:style-name="P4"><text:tab/>4.Existing System:</text:p>
      <text:p text:style-name="P4"/>
      <text:p text:style-name="P3"><text:span text:style-name="T1"><text:tab/></text:span><text:span text:style-name="T2">In present situation , people always prefer commercial websites</text:span></text:p>
      <text:p text:style-name="P6"><text:tab/>for shoppings, bank transaction , amount transfer, UPI payment </text:p>
      <text:p text:style-name="P6"><text:tab/>methods, so this cryptography algorithm are to implemented </text:p>
      <text:p text:style-name="P6"><text:tab/>for more safe and secure method of transaction, as this works </text:p>
      <text:p text:style-name="P6"><text:tab/>in multilayered security plan, and in networking technology <text:tab/><text:tab/><text:tab/>which doesn't allow to any third party to get to know your <text:tab/><text:tab/><text:tab/>details. </text:p>
      <text:p text:style-name="P4"/>
      <text:p text:style-name="P4"><text:tab/></text:p>
      <text:p text:style-name="P4"/>
      <text:p text:style-name="P6"><text:soft-page-break/><text:tab/><text:span text:style-name="T18">5.Proposed System:</text:span></text:p>
      <text:p text:style-name="P6"/>
      <text:list xml:id="list1954367914748909317" text:style-name="L4">
        <text:list-item>
          <text:p text:style-name="P15">The main advantage of this <text:s/>application is user can get more secure in using web application.</text:p>
        </text:list-item>
      </text:list>
      <text:p text:style-name="P6"><text:tab/><text:tab/><text:tab/></text:p>
      <text:list xml:id="list8160689992375246774" text:style-name="L5">
        <text:list-item>
          <text:p text:style-name="P16">This applicaion is also reliable and having less complexity.</text:p>
        </text:list-item>
      </text:list>
      <text:p text:style-name="P6"/>
      <text:list xml:id="list41513904" text:continue-numbering="true" text:style-name="L5">
        <text:list-item>
          <text:p text:style-name="P16">This application supports in all kind of websites in multilayered backend module and database. <text:tab/><text:tab/></text:p>
        </text:list-item>
      </text:list>
      <text:p text:style-name="P4"/>
      <text:p text:style-name="P4"><text:tab/>6.Project Analysis:</text:p>
      <text:p text:style-name="P4"><text:tab/><text:tab/></text:p>
      <text:p text:style-name="P6"><text:tab/><text:tab/>Its been divided into two sections:</text:p>
      <text:p text:style-name="P6"><text:tab/><text:tab/><text:tab/>- Encrypt</text:p>
      <text:p text:style-name="P6"><text:tab/><text:tab/><text:tab/>- Decrypt</text:p>
      <text:p text:style-name="P4"/>
      <text:p text:style-name="P4"/>
      <text:p text:style-name="P4"><text:tab/>7.Software Requirement Specification:</text:p>
      <text:p text:style-name="P4"><text:tab/><text:tab/></text:p>
      <text:p text:style-name="Standard"><text:span text:style-name="T3"><text:tab/>* </text:span><text:span text:style-name="T8"> </text:span><text:span text:style-name="T10">S</text:span><text:span text:style-name="T11">oftware Used</text:span><text:span text:style-name="T9">:</text:span><text:span text:style-name="T12"> </text:span><text:span text:style-name="T5">Atom, Android Studio, Adobe <text:tab/><text:tab/><text:tab/><text:tab/><text:tab/><text:tab/><text:tab/><text:tab/><text:tab/>Photoshop, Google Chrome</text:span></text:p>
      <text:p text:style-name="P8"><text:tab/><text:tab/></text:p>
      <text:p text:style-name="Standard"><text:span text:style-name="T9"><text:tab/></text:span><text:span text:style-name="T3">* </text:span><text:span text:style-name="T11">Operating System</text:span><text:span text:style-name="T9">: </text:span><text:span text:style-name="T2">Microsft, Windows , Linux</text:span></text:p>
      <text:p text:style-name="P6"/>
      <text:p text:style-name="P4"><text:tab/><text:tab/></text:p>
      <text:p text:style-name="P4"/>
      <text:p text:style-name="P4"/>
      <text:p text:style-name="P4"><text:tab/>8.Front End Technology used:</text:p>
      <text:p text:style-name="P4"><text:tab/></text:p>
      <text:p text:style-name="P4"><text:tab/><text:span text:style-name="T7">* Android Studio 'xml' design layer layouts,</text:span></text:p>
      <text:p text:style-name="P4"><text:tab/><text:span text:style-name="T7">* <text:s/>Adobe Photoshop</text:span></text:p>
      <text:p text:style-name="P4"/>
      <text:p text:style-name="P4"><text:tab/>9.Financial Cost:</text:p>
      <text:p text:style-name="P4"/>
      <text:p text:style-name="Standard"><text:soft-page-break/><text:span text:style-name="T4"><text:tab/></text:span><text:span text:style-name="T2">So no cost has been applied for this project But, if we will apply this</text:span></text:p>
      <text:p text:style-name="P7"><text:tab/>cyptography algorithm in high backend websites for proper </text:p>
      <text:p text:style-name="P7"><text:tab/>secure methods then it will cost around <text:span text:style-name="T13">INR 1000 </text:span>per project </text:p>
      <text:p text:style-name="P7"><text:tab/>implementation. </text:p>
      <text:p text:style-name="P9"/>
      <text:p text:style-name="P4"/>
      <text:p text:style-name="P4"><text:tab/>10.Future Scope &amp; Conclusion:</text:p>
      <text:p text:style-name="P4"/>
      <text:p text:style-name="P4"><text:tab/><text:span text:style-name="T15">Future scope:</text:span></text:p>
      <text:p text:style-name="P17"><text:tab/></text:p>
      <text:p text:style-name="Standard"><text:span text:style-name="T14"><text:tab/></text:span><text:span text:style-name="T16">From e-mail to cellular communications, from secure Web access to <text:tab/>digital cash, </text:span><text:span text:style-name="T17">cryptography</text:span><text:span text:style-name="T16"> is an essential part of today's <text:tab/>information systems. </text:span><text:span text:style-name="T17">Cryptography</text:span><text:span text:style-name="T16"> helps provide accountability, <text:tab/>fairness, accuracy, and confidentiality. ... You can't make systems <text:tab/>secure by tacking on </text:span><text:span text:style-name="T17">cryptography</text:span><text:span text:style-name="T16"> as an afterthought.</text:span><text:span text:style-name="T3"> </text:span></text:p>
      <text:p text:style-name="P6"/>
      <text:p text:style-name="P4"/>
      <text:p text:style-name="P4"><text:tab/><text:span text:style-name="T15">Conclusion:</text:span></text:p>
      <text:p text:style-name="P18"/>
      <text:p text:style-name="Standard"><text:span text:style-name="T14"><text:tab/></text:span><text:span text:style-name="T3">The benefit of Cryptography are well recognised, as encryption</text:span></text:p>
      <text:p text:style-name="P6"><text:tab/>can protect communication and store information from </text:p>
      <text:p text:style-name="P6"><text:tab/>unauthorised access </text:p>
      <text:p text:style-name="P4"/>
      <text:p text:style-name="P4"><text:tab/> <text:s text:c="3"/></text:p>
      <text:p text:style-name="P4"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Baskerville Old Face" svg:font-family="'Baskerville Old Face'"/>
    <style:font-face style:name="OpenSymbol" svg:font-family="OpenSymbol"/>
    <style:font-face style:name="arial" svg:font-family="arial, sans-serif"/>
    <style:font-face style:name="Lucida Sans1" svg:font-family="'Lucida Sans'" style:font-family-generic="swiss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Light SemiConde" svg:font-family="'Bahnschrift SemiLight SemiConde'" style:font-family-generic="swiss" style:font-pitch="variable"/>
    <style:font-face style:name="Copperplate Gothic Light" svg:font-family="'Copperplate Gothic Light'" style:font-family-generic="swiss" style:font-pitch="variable"/>
    <style:font-face style:name="Gill Sans MT" svg:font-family="'Gill Sans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han Das</meta:initial-creator>
    <meta:creation-date>2020-11-23T19:17:11.08</meta:creation-date>
    <dc:date>2020-11-24T21:30:56.57</dc:date>
    <dc:creator>Rohan Das</dc:creator>
    <meta:editing-duration>PT6H54M51S</meta:editing-duration>
    <meta:editing-cycles>4</meta:editing-cycles>
    <meta:generator>OpenOffice/4.1.8$Win32 OpenOffice.org_project/418m3$Build-9803</meta:generator>
    <meta:document-statistic meta:table-count="0" meta:image-count="0" meta:object-count="0" meta:page-count="4" meta:paragraph-count="73" meta:word-count="466" meta:character-count="3178"/>
  </office:meta>
</office:document-meta>
</file>